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marker-end="Arrow" draw:fill-color="#ff3333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fo:text-align="justify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2.032cm" svg:x="4.278cm" svg:y="3.48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86cm" svg:height="2.032cm" svg:x="4.278cm" svg:y="6.92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4.278cm" svg:y="10.357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4.278cm" svg:y="13.8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86cm" svg:height="2.032cm" svg:x="14.057cm" svg:y="3.513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86cm" svg:height="2.032cm" svg:x="14.057cm" svg:y="6.92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10.357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4.921cm" svg:y="2.197cm">
          <draw:text-box>
            <text:p>A</text:p>
          </draw:text-box>
        </draw:frame>
        <draw:frame draw:style-name="gr2" draw:text-style-name="P2" draw:layer="layout" svg:width="0.925cm" svg:height="0.962cm" svg:x="14.7cm" svg:y="2.205cm">
          <draw:text-box>
            <text:p>B</text:p>
          </draw:text-box>
        </draw:frame>
        <draw:frame draw:style-name="gr3" draw:text-style-name="P2" draw:layer="layout" svg:width="0.502cm" svg:height="1.195cm" svg:x="14.692cm" svg:y="7.985cm">
          <draw:text-box>
            <text:p/>
          </draw:text-box>
        </draw:frame>
        <draw:frame draw:style-name="gr3" draw:text-style-name="P2" draw:layer="layout" svg:width="0.502cm" svg:height="1.195cm" svg:x="-5.35cm" svg:y="14.716cm">
          <draw:text-box>
            <text:p/>
          </draw:text-box>
        </draw:frame>
        <draw:line draw:style-name="gr4" draw:text-style-name="P3" draw:layer="layout" svg:x1="5.421cm" svg:y1="5.572cm" svg:x2="5.421cm" svg:y2="6.969cm">
          <text:p/>
        </draw:line>
        <draw:line draw:style-name="gr4" draw:text-style-name="P3" draw:layer="layout" svg:x1="5.421cm" svg:y1="9.001cm" svg:x2="5.421cm" svg:y2="10.398cm">
          <text:p/>
        </draw:line>
        <draw:line draw:style-name="gr4" draw:text-style-name="P3" draw:layer="layout" svg:x1="5.421cm" svg:y1="12.43cm" svg:x2="5.421cm" svg:y2="13.827cm">
          <text:p/>
        </draw:line>
        <draw:line draw:style-name="gr4" draw:text-style-name="P3" draw:layer="layout" svg:x1="15.2cm" svg:y1="5.572cm" svg:x2="15.2cm" svg:y2="6.969cm">
          <text:p/>
        </draw:line>
        <draw:line draw:style-name="gr4" draw:text-style-name="P3" draw:layer="layout" svg:x1="15.2cm" svg:y1="9.001cm" svg:x2="15.2cm" svg:y2="10.398cm">
          <text:p/>
        </draw:line>
        <draw:line draw:style-name="gr4" draw:text-style-name="P3" draw:layer="layout" svg:x1="6.588cm" svg:y1="7.985cm" svg:x2="14.057cm" svg:y2="4.556cm">
          <text:p/>
        </draw:line>
        <draw:line draw:style-name="gr4" draw:text-style-name="P3" draw:layer="layout" svg:x1="14.057cm" svg:y1="7.985cm" svg:x2="6.564cm" svg:y2="7.985cm">
          <text:p/>
        </draw:line>
        <draw:line draw:style-name="gr4" draw:text-style-name="P3" draw:layer="layout" svg:x1="14.057cm" svg:y1="11.414cm" svg:x2="6.588cm" svg:y2="11.414cm">
          <text:p/>
        </draw:line>
        <draw:line draw:style-name="gr4" draw:text-style-name="P3" draw:layer="layout" svg:x1="6.588cm" svg:y1="11.414cm" svg:x2="14.057cm" svg:y2="7.985cm">
          <text:p/>
        </draw:line>
        <draw:custom-shape draw:style-name="gr1" draw:text-style-name="P1" xml:id="id2" draw:id="id2" draw:layer="layout" svg:width="2.286cm" svg:height="2.032cm" svg:x="4.302cm" svg:y="17.002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14.081cm" svg:y="13.8cm">
          <text:p text:style-name="P1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-2.142cm" svg:x1="4.278cm" svg:y1="4.502cm" svg:x2="4.302cm" svg:y2="18.018cm" draw:start-shape="id1" draw:start-glue-point="6" draw:end-shape="id2" draw:end-glue-point="6" svg:d="M4278 4502h-2643v13516h2667" svg:viewBox="0 0 2668 13517">
          <text:p/>
        </draw:connector>
        <draw:connector draw:style-name="gr5" draw:text-style-name="P4" draw:layer="layout" draw:line-skew="-1.38cm" svg:x1="4.278cm" svg:y1="7.944cm" svg:x2="4.302cm" svg:y2="18.018cm" draw:start-shape="id3" draw:start-glue-point="6" draw:end-shape="id2" draw:end-glue-point="6" svg:d="M4278 7944h-1881v10074h1905" svg:viewBox="0 0 1906 10075">
          <text:p/>
        </draw:connector>
        <draw:connector draw:style-name="gr5" draw:text-style-name="P4" draw:layer="layout" draw:line-skew="-0.745cm" svg:x1="4.278cm" svg:y1="11.373cm" svg:x2="4.302cm" svg:y2="18.018cm" draw:start-shape="id4" draw:start-glue-point="6" draw:end-shape="id2" draw:end-glue-point="6" svg:d="M4278 11373h-1246v6645h1270" svg:viewBox="0 0 1271 6646">
          <text:p/>
        </draw:connector>
        <draw:connector draw:style-name="gr6" draw:text-style-name="P4" draw:layer="layout" svg:x1="4.278cm" svg:y1="14.816cm" svg:x2="4.302cm" svg:y2="18.018cm" draw:start-shape="id5" draw:start-glue-point="6" draw:end-shape="id2" draw:end-glue-point="6" svg:d="M4278 14816h-501v3202h525" svg:viewBox="0 0 526 3203">
          <text:p/>
        </draw:connector>
        <draw:frame draw:style-name="gr2" draw:text-style-name="P2" draw:layer="layout" svg:width="0.925cm" svg:height="0.962cm" svg:x="2.524cm" svg:y="4.029cm">
          <draw:text-box>
            <text:p>E</text:p>
          </draw:text-box>
        </draw:frame>
        <draw:frame draw:style-name="gr7" draw:text-style-name="P2" draw:layer="layout" svg:width="0.925cm" svg:height="0.962cm" svg:x="2.742cm" svg:y="7.477cm">
          <draw:text-box>
            <text:p>E</text:p>
          </draw:text-box>
        </draw:frame>
        <draw:frame draw:style-name="gr7" draw:text-style-name="P2" draw:layer="layout" svg:width="0.925cm" svg:height="0.962cm" svg:x="3.159cm" svg:y="10.906cm">
          <draw:text-box>
            <text:p>E</text:p>
          </draw:text-box>
        </draw:frame>
        <draw:frame draw:style-name="gr7" draw:text-style-name="P2" draw:layer="layout" svg:width="0.925cm" svg:height="0.962cm" svg:x="3.286cm" svg:y="15.913cm">
          <draw:text-box>
            <text:p>E</text:p>
          </draw:text-box>
        </draw:frame>
        <draw:frame draw:style-name="gr8" draw:text-style-name="P2" draw:layer="layout" svg:width="1.421cm" svg:height="0.962cm" svg:x="5.536cm" svg:y="5.816cm">
          <draw:text-box>
            <text:p text:style-name="P5">OK</text:p>
          </draw:text-box>
        </draw:frame>
        <draw:frame draw:style-name="gr8" draw:text-style-name="P2" draw:layer="layout" svg:width="1.421cm" svg:height="0.962cm" svg:x="5.536cm" svg:y="9.182cm">
          <draw:text-box>
            <text:p>OK</text:p>
          </draw:text-box>
        </draw:frame>
        <draw:frame draw:style-name="gr8" draw:text-style-name="P2" draw:layer="layout" svg:width="1.421cm" svg:height="0.962cm" svg:x="5.536cm" svg:y="12.557cm">
          <draw:text-box>
            <text:p>OK</text:p>
          </draw:text-box>
        </draw:frame>
        <draw:frame draw:style-name="gr8" draw:text-style-name="P2" draw:layer="layout" svg:width="1.421cm" svg:height="0.962cm" svg:x="9.815cm" svg:y="6.08cm">
          <draw:text-box>
            <text:p text:style-name="P5">OK</text:p>
          </draw:text-box>
        </draw:frame>
        <draw:frame draw:style-name="gr8" draw:text-style-name="P2" draw:layer="layout" svg:width="1.421cm" svg:height="0.962cm" svg:x="9.815cm" svg:y="7.477cm">
          <draw:text-box>
            <text:p text:style-name="P5">OK</text:p>
          </draw:text-box>
        </draw:frame>
        <draw:frame draw:style-name="gr8" draw:text-style-name="P2" draw:layer="layout" svg:width="1.421cm" svg:height="0.962cm" svg:x="9.815cm" svg:y="9.636cm">
          <draw:text-box>
            <text:p text:style-name="P5">OK</text:p>
          </draw:text-box>
        </draw:frame>
        <draw:frame draw:style-name="gr8" draw:text-style-name="P2" draw:layer="layout" svg:width="1.421cm" svg:height="0.962cm" svg:x="9.815cm" svg:y="10.906cm">
          <draw:text-box>
            <text:p text:style-name="P5">OK</text:p>
          </draw:text-box>
        </draw:frame>
        <draw:frame draw:style-name="gr8" draw:text-style-name="P2" draw:layer="layout" svg:width="1.421cm" svg:height="0.962cm" svg:x="13.625cm" svg:y="5.816cm">
          <draw:text-box>
            <text:p text:style-name="P5">OK</text:p>
          </draw:text-box>
        </draw:frame>
        <draw:frame draw:style-name="gr8" draw:text-style-name="P2" draw:layer="layout" svg:width="1.421cm" svg:height="0.962cm" svg:x="13.625cm" svg:y="9.182cm">
          <draw:text-box>
            <text:p text:style-name="P5">OK</text:p>
          </draw:text-box>
        </draw:frame>
        <draw:connector draw:style-name="gr5" draw:text-style-name="P4" draw:layer="layout" draw:line-skew="2.419cm" svg:x1="16.343cm" svg:y1="4.529cm" svg:x2="16.367cm" svg:y2="14.816cm" draw:start-shape="id6" draw:start-glue-point="10" draw:end-shape="id7" draw:end-glue-point="10" svg:d="M16343 4529h2945v10287h-2921" svg:viewBox="0 0 2946 10288">
          <text:p/>
        </draw:connector>
        <draw:connector draw:style-name="gr5" draw:text-style-name="P4" draw:layer="layout" draw:line-skew="1.149cm" svg:x1="16.343cm" svg:y1="7.944cm" svg:x2="16.367cm" svg:y2="14.816cm" draw:start-shape="id8" draw:start-glue-point="10" draw:end-shape="id7" draw:end-glue-point="10" svg:d="M16343 7944h1675v6872h-1651" svg:viewBox="0 0 1676 6873">
          <text:p/>
        </draw:connector>
        <draw:connector draw:style-name="gr6" draw:text-style-name="P4" draw:layer="layout" svg:x1="16.343cm" svg:y1="11.373cm" svg:x2="16.367cm" svg:y2="14.816cm" draw:start-shape="id9" draw:start-glue-point="10" draw:end-shape="id7" draw:end-glue-point="10" svg:d="M16343 11373h526v3443h-502" svg:viewBox="0 0 527 3444">
          <text:p/>
        </draw:connector>
        <draw:frame draw:style-name="gr2" draw:text-style-name="P2" draw:layer="layout" svg:width="0.925cm" svg:height="0.962cm" svg:x="17.601cm" svg:y="4.048cm">
          <draw:text-box>
            <text:p>E</text:p>
          </draw:text-box>
        </draw:frame>
        <draw:frame draw:style-name="gr2" draw:text-style-name="P2" draw:layer="layout" svg:width="0.925cm" svg:height="0.962cm" svg:x="16.748cm" svg:y="7.477cm">
          <draw:text-box>
            <text:p>E</text:p>
          </draw:text-box>
        </draw:frame>
        <draw:frame draw:style-name="gr2" draw:text-style-name="P2" draw:layer="layout" svg:width="0.925cm" svg:height="0.962cm" svg:x="16.367cm" svg:y="12.43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5-06-28T10:39:35.979472966</meta:creation-date>
    <dc:date>2015-06-28T11:20:35.271388758</dc:date>
    <dc:creator>Monster </dc:creator>
    <meta:editing-duration>PT12M52S</meta:editing-duration>
    <meta:editing-cycles>5</meta:editing-cycles>
    <meta:generator>LibreOffice/4.4.3.2$Linux_X86_64 LibreOffice_project/40m0$Build-2</meta:generator>
    <meta:document-statistic meta:object-count="45"/>
  </office:meta>
</office:document-meta>
</file>